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Amelia 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62">
            <text:p>62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55">
            <text:p>55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4">
            <text:p>4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144">
            <text:p>144</text:p>
          </table:table-cell>
          <table:table-cell table:style-name="ce22" office:value-type="float" office:value="25">
            <text:p>25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44">
            <text:p>4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38">
            <text:p>38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0">
            <text:p/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136">
            <text:p>136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246">
            <text:p>246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390">
            <text:p>390</text:p>
          </table:table-cell>
          <table:table-cell table:style-name="ce22" office:value-type="float" office:value="31">
            <text:p>31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